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BusBackgroundThreadTestWithIndex.overwriteEventB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BusBackgroundThreadTestWithIndex.tes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